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categorizedSQLException.getSQ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categorizedSQLException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categorizedSQLException.UncategorizedSQLException( String task , @ Nullable String sql , SQL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